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ignWriting" svg:font-family="'Noto Sans SignWriting'" style:font-family-generic="swiss" style:font-pitch="variable"/>
  </office:font-face-decls>
  <office:automatic-styles>
    <style:style style:name="P1" style:family="paragraph" style:parent-style-name="Standard">
      <style:text-properties fo:font-size="18pt" officeooo:rsid="0014f50e" officeooo:paragraph-rsid="0014f50e" style:font-size-asian="18pt" style:font-name-complex="Noto Sans SignWriting" style:font-size-complex="18pt"/>
    </style:style>
    <style:style style:name="P2" style:family="paragraph" style:parent-style-name="Standard">
      <style:text-properties fo:font-size="18pt" officeooo:rsid="00165a42" officeooo:paragraph-rsid="00165a42" style:font-size-asian="18pt" style:font-name-complex="Noto Sans SignWriting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Noto Sans SignWriting"/>
    </style:style>
    <style:style style:name="T3" style:family="text">
      <style:text-properties style:font-name="Noto Sans SignWriting" fo:font-size="44pt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DA59+1DAA1 <text:span text:style-name="T1">𝩙𝪡</text:span></text:p>
      <text:p text:style-name="P1">25CC+1DA59+1DAA1 <text:s/><text:span text:style-name="T3">◌𝩙𝪡</text:span></text:p>
      <text:p text:style-name="P1">1D9FF+1DA59+1DAA1 <text:span text:style-name="T1">𝧿𝩙𝪡</text:span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ignWriting" svg:font-family="'Noto Sans SignWriting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6T21:35:49.111000000</meta:creation-date>
    <dc:date>2023-04-26T22:21:19.398000000</dc:date>
    <meta:editing-duration>PT15M10S</meta:editing-duration>
    <meta:editing-cycles>1</meta:editing-cycles>
    <meta:document-statistic meta:table-count="0" meta:image-count="0" meta:object-count="0" meta:page-count="1" meta:paragraph-count="3" meta:word-count="6" meta:character-count="51" meta:non-whitespace-character-count="47"/>
    <meta:generator>LibreOffice/7.3.2.2$Windows_X86_64 LibreOffice_project/49f2b1bff42cfccbd8f788c8dc32c1c309559be0</meta:generator>
  </office:meta>
</office:document-meta>
</file>